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Calibri" officeooo:paragraph-rsid="001c63f4"/>
    </style:style>
    <style:style style:name="P2" style:family="paragraph" style:parent-style-name="Standard">
      <style:paragraph-properties fo:text-align="justify" style:justify-single-word="false"/>
      <style:text-properties style:font-name="Calibri" fo:font-size="22pt" officeooo:paragraph-rsid="001c63f4" style:font-size-asian="22pt" style:font-size-complex="22pt"/>
    </style:style>
    <style:style style:name="P3" style:family="paragraph" style:parent-style-name="Standard">
      <style:paragraph-properties fo:text-align="justify" style:justify-single-word="false"/>
      <style:text-properties style:font-name="Calibri" fo:font-size="22pt" officeooo:rsid="001cd577" officeooo:paragraph-rsid="001cd577" style:font-size-asian="22pt" style:font-size-complex="22pt"/>
    </style:style>
    <style:style style:name="P4" style:family="paragraph" style:parent-style-name="Standard">
      <style:paragraph-properties fo:text-align="justify" style:justify-single-word="false"/>
      <style:text-properties style:font-name="Calibri" fo:font-size="18pt" officeooo:rsid="001c63f4" officeooo:paragraph-rsid="001c63f4" style:font-size-asian="18pt" style:font-size-complex="18pt"/>
    </style:style>
    <style:style style:name="P5" style:family="paragraph" style:parent-style-name="Standard">
      <style:paragraph-properties fo:text-align="justify" style:justify-single-word="false"/>
      <style:text-properties style:font-name="Calibri" fo:font-size="18pt" officeooo:rsid="001c9ced" officeooo:paragraph-rsid="001c9ced" style:font-size-asian="18pt" style:font-size-complex="18pt"/>
    </style:style>
    <style:style style:name="P6" style:family="paragraph" style:parent-style-name="Standard">
      <style:paragraph-properties fo:text-align="justify" style:justify-single-word="false"/>
      <style:text-properties style:font-name="Calibri" fo:font-size="18pt" officeooo:rsid="001cd577" officeooo:paragraph-rsid="001cd577" style:font-size-asian="18pt" style:font-size-complex="18pt"/>
    </style:style>
    <style:style style:name="P7" style:family="paragraph" style:parent-style-name="Standard" style:list-style-name="L1">
      <style:paragraph-properties fo:text-align="justify" style:justify-single-word="false"/>
      <style:text-properties style:font-name="Calibri" fo:font-size="18pt" officeooo:rsid="001d51cf" officeooo:paragraph-rsid="001d51cf" style:font-size-asian="18pt" style:font-size-complex="18pt"/>
    </style:style>
    <style:style style:name="P8" style:family="paragraph" style:parent-style-name="Standard" style:list-style-name="L1">
      <style:paragraph-properties fo:text-align="justify" style:justify-single-word="false"/>
      <style:text-properties style:font-name="Calibri" fo:font-size="18pt" officeooo:rsid="001f4955" officeooo:paragraph-rsid="001f4955" style:font-size-asian="18pt" style:font-size-complex="18pt"/>
    </style:style>
    <style:style style:name="P9" style:family="paragraph" style:parent-style-name="Standard" style:list-style-name="L1">
      <style:paragraph-properties fo:text-align="justify" style:justify-single-word="false"/>
      <style:text-properties style:font-name="Calibri" fo:font-size="18pt" officeooo:rsid="001fa890" officeooo:paragraph-rsid="001fa890" style:font-size-asian="18pt" style:font-size-complex="18pt"/>
    </style:style>
    <style:style style:name="T1" style:family="text">
      <style:text-properties fo:font-size="16pt" style:font-size-asian="16pt" style:font-size-complex="14pt"/>
    </style:style>
    <style:style style:name="T2" style:family="text">
      <style:text-properties officeooo:rsid="001c63f4"/>
    </style:style>
    <style:style style:name="T3" style:family="text">
      <style:text-properties officeooo:rsid="001c9ced"/>
    </style:style>
    <style:style style:name="T4" style:family="text">
      <style:text-properties officeooo:rsid="001cd577"/>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3.1.2 Hardware Interfaces</text:span></text:p>
      <text:p text:style-name="P1"><text:span text:style-name="T1"/></text:p>
      <text:p text:style-name="P4">Each smart machine on the network <text:span text:style-name="T3">shall</text:span> have a dedicated server and database. The server and database <text:span text:style-name="T3">shall</text:span> run on a computer assigned to each smart machine. <text:s text:c="2"/></text:p>
      <text:p text:style-name="P4">The server would collect information from various sensors <text:span text:style-name="T4">located </text:span>in the machine.</text:p>
      <text:p text:style-name="P4"/>
      <text:p text:style-name="P5">The ISW portal shall have dedicated servers to host the central network. <text:s/></text:p>
      <text:p text:style-name="P5"/>
      <text:p text:style-name="P5">Since ISW portal and each smart machine are connected over the internet, all the hardware shall require to connect to the internet. E.g. <text:span text:style-name="T4">Harware: </text:span>Modem, WAN – LAN, Ethernet Cross-Cable.</text:p>
      <text:p text:style-name="P5"/>
      <text:p text:style-name="P5"/>
      <text:p text:style-name="P3">3.1.4 Communications Interfaces</text:p>
      <text:p text:style-name="P6"/>
      <text:list xml:id="list4302481139681437231" text:style-name="L1">
        <text:list-item>
          <text:p text:style-name="P7">The main ISW portal will communicate with the dedicated servers of the smart machines over the internet through the use of HTTP protocol.</text:p>
        </text:list-item>
        <text:list-item>
          <text:p text:style-name="P8">The sensors in the machine will communicate with the dedicated machine server through arduino by emitting packets on the local network which will be recieved by the local node.js server. </text:p>
        </text:list-item>
        <text:list-item>
          <text:p text:style-name="P8">The ‘Manual User Interface’ page will be rendered on a web browser and the button clicks will be recorded through POST requests to the server and will be sent to the central ISW server through packets over the internet by using the socket-io node.js library.</text:p>
        </text:list-item>
        <text:list-item>
          <text:p text:style-name="P8"><text:soft-page-break/>The data logged by the MUI and the sensors <text:s/>will be stored in a NoSQL database knows as MongoDB by using the ‘mongodb’ node.js library.</text:p>
        </text:list-item>
        <text:list-item>
          <text:p text:style-name="P9">The local machine server can run the analytical engine by executing python scripts with the help of ‘python-shell’ node.js library. </text:p>
        </text:list-item>
      </text:list>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10:47:47.071475015</meta:creation-date>
    <dc:date>2018-01-25T11:49:52.373334971</dc:date>
    <meta:editing-duration>PT12M30S</meta:editing-duration>
    <meta:editing-cycles>4</meta:editing-cycles>
    <meta:generator>LibreOffice/5.1.6.2$Linux_X86_64 LibreOffice_project/10m0$Build-2</meta:generator>
    <meta:document-statistic meta:table-count="0" meta:image-count="0" meta:object-count="0" meta:page-count="2" meta:paragraph-count="11" meta:word-count="234" meta:character-count="1410" meta:non-whitespace-character-count="1183"/>
  </office:meta>
</office:document-meta>
</file>